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paragraph-rsid="0d1be4a7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28fb6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1" style:family="paragraph" style:parent-style-name="Standard">
      <style:text-properties officeooo:rsid="0dde9a1c" officeooo:paragraph-rsid="0ddfbc49"/>
    </style:style>
    <style:style style:name="P52" style:family="paragraph" style:parent-style-name="Footnote">
      <style:text-properties officeooo:rsid="043ccc66" officeooo:paragraph-rsid="0dca2508"/>
    </style:style>
    <style:style style:name="P53" style:family="paragraph" style:parent-style-name="Footnote">
      <style:text-properties officeooo:rsid="043ccc66" officeooo:paragraph-rsid="0e5afad8"/>
    </style:style>
    <style:style style:name="P54" style:family="paragraph" style:parent-style-name="Standard">
      <style:text-properties officeooo:paragraph-rsid="0e5c6890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4d8759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Standard">
      <style:text-properties officeooo:paragraph-rsid="0f4eeba0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style:text-properties officeooo:paragraph-rsid="0fb53187"/>
    </style:style>
    <style:style style:name="P73" style:family="paragraph" style:parent-style-name="Standard">
      <style:text-properties officeooo:paragraph-rsid="0fbe4db4"/>
    </style:style>
    <style:style style:name="P74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1" style:family="paragraph" style:parent-style-name="Footnote">
      <style:text-properties officeooo:paragraph-rsid="0fda15e0"/>
    </style:style>
    <style:style style:name="P82" style:family="paragraph" style:parent-style-name="Standard">
      <style:text-properties officeooo:paragraph-rsid="0fe106d1"/>
    </style:style>
    <style:style style:name="P83" style:family="paragraph" style:parent-style-name="Footnote">
      <style:text-properties officeooo:paragraph-rsid="1020b286"/>
    </style:style>
    <style:style style:name="P84" style:family="paragraph" style:parent-style-name="Footnote">
      <style:text-properties officeooo:paragraph-rsid="102c1a0f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9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3" style:family="text">
      <style:text-properties fo:color="#000000" loext:opacity="100%" style:font-name="Liberation Sans" fo:font-size="12pt" style:font-size-asian="12pt" style:font-size-complex="12pt"/>
    </style:style>
    <style:style style:name="T21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officeooo:rsid="047da547"/>
    </style:style>
    <style:style style:name="T2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style:font-size-asian="12pt" style:font-size-complex="12pt"/>
    </style:style>
    <style:style style:name="T278" style:family="text">
      <style:text-properties style:use-window-font-color="true" loext:opacity="0%" style:font-name="Liberation Sans" officeooo:rsid="0efd8e5c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officeooo:rsid="04473353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officeooo:rsid="0aace3cd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officeooo:rsid="0f0ca65a"/>
    </style:style>
    <style:style style:name="T309" style:family="text">
      <style:text-properties officeooo:rsid="0f8f58bd"/>
    </style:style>
    <style:style style:name="T310" style:family="text">
      <style:text-properties officeooo:rsid="0f95a7a0"/>
    </style:style>
    <style:style style:name="T311" style:family="text">
      <style:text-properties style:text-underline-style="none"/>
    </style:style>
    <style:style style:name="T312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<text:span text:style-name="Strong_20_Emphasis"><text:span text:style-name="T188"><text:user-field-get text:name="Version">24.04</text:user-field-get></text:span></text:span><text:span text:style-name="Strong_20_Emphasis"><text:span text:style-name="T185"><text:note text:id="ftn1" text:note-class="footnote"><text:note-citation>1</text:note-citation><text:note-body><text:p text:style-name="P84"><text:span text:style-name="T294">D</text:span><text:span text:style-name="T285">eze </text:span><text:span text:style-name="Strong_20_Emphasis"><text:span text:style-name="T296"><text:user-field-get text:name="Distro">Ubuntu</text:user-field-get></text:span></text:span><text:span text:style-name="T287"><text:s/></text:span><text:span text:style-name="T297"><text:user-field-get text:name="Version">24.04</text:user-field-get></text:span><text:span text:style-name="T297"><text:s/></text:span><text:span text:style-name="Strong_20_Emphasis"><text:span text:style-name="T298"><text:user-field-get text:name="Edition">Desktop</text:user-field-get></text:span></text:span><text:span text:style-name="T285"><text:s/>(codenaam </text:span><text:span text:style-name="T293">noble</text:span><text:span text:style-name="T285">) van april</text:span><text:span text:style-name="T288"> </text:span><text:span text:style-name="Strong_20_Emphasis"><text:span text:style-name="T299"><text:user-field-get text:name="Releaseyear">2024</text:user-field-get></text:span></text:span><text:span text:style-name="T289"><text:s/></text:span><text:span text:style-name="T294">is een zogenaamde </text:span><text:span text:style-name="T285">LTS-</text:span><text:span text:style-name="T294">versie</text:span><text:span text:style-name="T285"> </text:span><text:span text:style-name="T294">(</text:span><text:span text:style-name="T285">staat voor Long-Term Support, </text:span><text:span text:style-name="T286">langetermijnondersteuning</text:span><text:span text:style-name="T294">)</text:span><text:span text:style-name="T286"> </text:span><text:span text:style-name="T295">en</text:span><text:span text:style-name="T289"> </text:span><text:span text:style-name="T285">wordt gedurende 5 jaar ondersteund tot april 202</text:span><text:span text:style-name="T293">9</text:span><text:span text:style-name="T285">, en met een </text:span><text:span text:style-name="T292">gratis persoonlijk </text:span><text:span text:style-name="T285">Ubuntu </text:span><text:span text:style-name="T290">P</text:span><text:span text:style-name="T285">ro-abonnement gedurende 1</text:span><text:span text:style-name="T291">0</text:span><text:span text:style-name="T285"> jaar tot april 203</text:span><text:span text:style-name="T293">4</text:span><text:span text:style-name="T285">.</text:span></text:p></text:note-body></text:note></text:span></text:span><text:span text:style-name="Strong_20_Emphasis"><text:span text:style-name="T186"><text:s/></text:span></text:span><text:span text:style-name="Strong_20_Emphasis"><text:span text:style-name="T187"><text:user-field-get text:name="Edition">Desktop</text:user-field-get></text:span></text:span><text:span text:style-name="Strong_20_Emphasis"><text:span text:style-name="T184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308">ONDERSTREEPTE</text:span></text:span><text:span text:style-name="T1"> </text:span><text:span text:style-name="T16">woorden</text:span><text:span text:style-name="T15"> het</text:span><text:span text:style-name="Strong_20_Emphasis"><text:span text:style-name="T228"> </text:span></text:span><text:span text:style-name="Strong_20_Emphasis"><text:span text:style-name="T229">tekstvak</text:span></text:span><text:span text:style-name="T16"> </text:span><text:span text:style-name="T19">in,</text:span><text:span text:style-name="T16"> </text:span><text:span text:style-name="T244">zie </text:span><text:span text:style-name="T278">[</text:span><text:span text:style-name="T244">toelichting</text:span><text:span text:style-name="T278">]</text:span><text:span text:style-name="T16">:</text:span></text:p>
      <text:p text:style-name="P2"><text:span text:style-name="Definition"><text:span text:style-name="T23">GEBRUIKER</text:span></text:span><text:span text:style-name="T252"><text:tab/><text:tab/></text:span><text:span text:style-name="T277"> <text:tab/><text:tab/></text:span><text:span text:style-name="T253"><draw:control text:anchor-type="as-char" svg:y="-0.4cm" draw:z-index="19" draw:name="Gebruiker 2" draw:style-name="gr2" draw:text-style-name="P95" svg:width="6.4cm" svg:height="0.6cm" draw:control="control18"><svg:title>Gebruiker</svg:title><svg:desc>Volledige naam, bijv. Jan Stek</svg:desc></draw:control></text:span><text:span text:style-name="T253"><text:tab/> <text:s text:c="2"/></text:span><text:span text:style-name="T254">[</text:span><text:span text:style-name="T255">V</text:span><text:span text:style-name="T247">olledige naam, bijv. </text:span><text:span text:style-name="T248">J</text:span><text:span text:style-name="T275">a</text:span><text:span text:style-name="T248">n </text:span><text:span text:style-name="T275">Jansen</text:span><text:span text:style-name="T276">]</text:span></text:p>
      <text:p text:style-name="P82"><text:span text:style-name="Definition"><text:span text:style-name="T246">g</text:span></text:span><text:span text:style-name="Definition">ebruikersnaam</text:span><text:span text:style-name="Definition"><text:span text:style-name="T311"><text:tab/></text:span></text:span><text:span text:style-name="T245"><draw:control text:anchor-type="as-char" svg:y="-0.4cm" draw:z-index="20" draw:name="Gberuikersnaam 3" draw:style-name="gr2" draw:text-style-name="P95" svg:width="6.4cm" svg:height="0.6cm" draw:control="control19"><svg:title>Gebruikersnaam</svg:title><svg:desc>Korte naam, bijv. jan</svg:desc></draw:control></text:span><text:span text:style-name="T245"><text:tab/> <text:s text:c="2"/></text:span><text:span text:style-name="T7">[</text:span><text:span text:style-name="T8">K</text:span><text:span text:style-name="T6">orte naam, bijv. </text:span><text:span text:style-name="T192">j</text:span><text:span text:style-name="T193">a</text:span><text:span text:style-name="T192">n</text:span><text:span text:style-name="T194">]</text:span></text:p>
      <text:p text:style-name="P2"><text:span text:style-name="Definition">COMPUTERNAAM</text:span><text:span text:style-name="T256"><text:tab/><text:tab/></text:span><draw:control text:anchor-type="as-char" svg:y="-0.4cm" draw:z-index="21" draw:name="Computernaam 1" draw:style-name="gr2" draw:text-style-name="P95" svg:width="6.4cm" svg:height="0.6cm" draw:control="control20"><svg:title>Computernaam</svg:title><svg:desc>Unieke naam van de computer</svg:desc></draw:control><text:tab/> <text:s text:c="2"/><text:span text:style-name="T261">[</text:span><text:span text:style-name="T262">N</text:span><text:span text:style-name="T257">aam van de compute</text:span><text:span text:style-name="T258">r, </text:span><text:span text:style-name="T259">bijv. </text:span><text:span text:style-name="T260">pc02</text:span><text:span text:style-name="T261">]</text:span></text:p>
      <text:p text:style-name="P2"><text:span text:style-name="Definition"><text:span text:style-name="T264">GEBRUIKER</text:span></text:span><text:span text:style-name="Definition"><text:span text:style-name="T269"><text:tab/></text:span></text:span><text:span text:style-name="T263"><text:tab/></text:span><text:span text:style-name="T277"> <text:tab/><text:tab/></text:span><text:span text:style-name="T253"><draw:control text:anchor-type="as-char" svg:y="-0.4cm" draw:z-index="22" draw:name="Gebruiker 3" draw:style-name="gr2" draw:text-style-name="P95" svg:width="6.4cm" svg:height="0.6cm" draw:control="control21"><svg:title>Gebruiker</svg:title><svg:desc>Volledige naam, bijv. Jan Stek</svg:desc></draw:control></text:span><text:span text:style-name="T253"><text:tab/> <text:s text:c="2"/></text:span><text:span text:style-name="T254">[</text:span><text:span text:style-name="T255">V</text:span><text:span text:style-name="T247">olledige naam </text:span><text:span text:style-name="T251">evt. 2</text:span><text:span text:style-name="T279">e</text:span><text:span text:style-name="T249"> gebruiker</text:span><text:span text:style-name="T250">]</text:span></text:p>
      <text:p text:style-name="P82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</text:span></text:span><text:span text:style-name="Definition"><text:span text:style-name="T269"><text:tab/></text:span></text:span><text:span text:style-name="T245"><draw:control text:anchor-type="as-char" svg:y="-0.4cm" draw:z-index="23" draw:name="Gberuikersnaam 4" draw:style-name="gr2" draw:text-style-name="P95" svg:width="6.4cm" svg:height="0.6cm" draw:control="control22"><svg:title>Gebruikersnaam</svg:title><svg:desc>Korte naam, bijv. jan</svg:desc></draw:control></text:span><text:span text:style-name="T245"><text:tab/> <text:s text:c="2"/></text:span><text:span text:style-name="T267">[</text:span><text:span text:style-name="T268">K</text:span><text:span text:style-name="T266">orte naam</text:span><text:span text:style-name="T270"> </text:span><text:span text:style-name="T271">e</text:span><text:span text:style-name="T272">vt. 2</text:span><text:span text:style-name="T280">e</text:span><text:span text:style-name="T272"> </text:span><text:span text:style-name="T273">gebruiker</text:span><text:span text:style-name="T274">]</text:span></text:p>
      <text:p text:style-name="P1"><text:span text:style-name="T195">Vervang </text:span><text:span text:style-name="T202">de</text:span><text:span text:style-name="T195"> </text:span><text:span text:style-name="Definition"><text:span text:style-name="T24">ONDERSTREEPTE</text:span></text:span><text:span text:style-name="T195"> </text:span><text:span text:style-name="T196">woorden </text:span><text:span text:style-name="T195">in deze checklist door </text:span><text:span text:style-name="T202">d</text:span><text:span text:style-name="T203">i</text:span><text:span text:style-name="T202">e </text:span><text:span text:style-name="T201">in </text:span><text:span text:style-name="T203">het</text:span><text:span text:style-name="Strong_20_Emphasis"><text:span text:style-name="T62"> </text:span></text:span><text:span text:style-name="Strong_20_Emphasis"><text:span text:style-name="T90">tekstvak</text:span></text:span><text:span text:style-name="T195">.</text:span></text:p>
      <text:p text:style-name="P39"/>
      <text:p text:style-name="P39"/>
      <text:p text:style-name="P92"><text:span text:style-name="T207">Nog niet op Linux?</text:span><text:span text:style-name="T197"><text:tab/></text:span><text:span text:style-name="Strong_20_Emphasis"><text:span text:style-name="T93"><draw:control text:anchor-type="as-char" draw:z-index="24" draw:name="Vorm3" draw:style-name="gr1" draw:text-style-name="P94" svg:width="0.35cm" svg:height="0.35cm" draw:control="control23"/></text:span></text:span><text:span text:style-name="T204"><text:tab/></text:span><text:span text:style-name="T205">G</text:span><text:span text:style-name="T198">ebruik </text:span><text:span text:style-name="Strong_20_Emphasis"><text:span text:style-name="T208">Checklist </text:span></text:span><text:span text:style-name="Strong_20_Emphasis"><text:span text:style-name="T209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9"> onder </text:span><text:span text:style-name="T206">Linux</text:span><text:span text:style-name="T200">.</text:span></text:p>
      <text:p text:style-name="P93"><text:span text:style-name="T171">Nieuwe installatie?</text:span><text:span text:style-name="T166"><text:tab/></text:span><text:span text:style-name="Strong_20_Emphasis"><text:span text:style-name="T92"><draw:control text:anchor-type="as-char" draw:z-index="25" draw:name="Vorm 2" draw:style-name="gr1" draw:text-style-name="P94" svg:width="0.35cm" svg:height="0.35cm" draw:control="control24"/></text:span></text:span><text:span text:style-name="T170"><text:tab/></text:span><text:span text:style-name="T169">B</text:span><text:span text:style-name="T166">egin bij hoofdstuk </text:span><text:span text:style-name="T171"><text:bookmark-ref text:reference-format="page" text:ref-name="__RefNumPara__4009_1271708128">2</text:bookmark-ref></text:span><text:span text:style-name="T166"><text:s text:c="2"/></text:span><text:span text:style-name="T172"><text:bookmark-ref text:reference-format="text" text:ref-name="__RefNumPara__4009_1271708128">Installatie uitvoeren</text:bookmark-ref></text:span><text:span text:style-name="T167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91"><draw:control text:anchor-type="as-char" draw:z-index="9" draw:name="Vorm3_0" draw:style-name="gr1" draw:text-style-name="P9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1"><draw:control text:anchor-type="as-char" draw:z-index="13" draw:name="Vorm3_ 2" draw:style-name="gr1" draw:text-style-name="P9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2"><text:span text:style-name="User_20_Entry"><text:span text:style-name="T126">E</text:span></text:span><text:span text:style-name="User_20_Entry"><text:span text:style-name="T141">v</text:span></text:span><text:span text:style-name="User_20_Entry"><text:span text:style-name="T142">en</text:span></text:span><text:span text:style-name="User_20_Entry"><text:span text:style-name="T144">t</text:span></text:span><text:span text:style-name="User_20_Entry"><text:span text:style-name="T145">uele </text:span></text:span><text:span text:style-name="User_20_Entry"><text:span text:style-name="T146">extra </text:span></text:span><text:span text:style-name="Definition"><text:span text:style-name="T306">gebruiker</text:span></text:span><text:span text:style-name="User_20_Entry"><text:span text:style-name="T137">s</text:span></text:span><text:span text:style-name="User_20_Entry"><text:span text:style-name="T146"> aanmelden </text:span></text:span><text:span text:style-name="User_20_Entry"><text:span text:style-name="T147">en dezelfde stappen uitvoeren</text:span></text:span><text:span text:style-name="User_20_Entry"><text:span text:style-name="T14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93"><draw:control text:anchor-type="as-char" draw:z-index="2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93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75"><text:span text:style-name="Strong_20_Emphasis"><text:span text:style-name="T84">D</text:span></text:span><text:span text:style-name="Strong_20_Emphasis"><text:span text:style-name="T62">ruk op de </text:span></text:span><text:span text:style-name="Strong_20_Emphasis"><text:span text:style-name="T162">Super</text:span></text:span><text:span text:style-name="Strong_20_Emphasis"><text:span text:style-name="T62">-toets</text:span></text:span><text:span text:style-name="Strong_20_Emphasis"><text:span text:style-name="T42"><text:note text:id="ftn4" text:note-class="footnote"><text:note-citation>4</text:note-citation><text:note-body><text:p text:style-name="P74"><text:span text:style-name="T165">D</text:span>e <text:span text:style-name="T312">Super</text:span>-toets <text:span text:style-name="T219">is de Windows-toets, Command-toets </text:span><text:span text:style-name="T220">(Apple)</text:span><text:span text:style-name="T219">, of Vergrootglas-toets </text:span><text:span text:style-name="T220">(Chromebook)</text:span><text:span text:style-name="T21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76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56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56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48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93"><draw:control text:anchor-type="as-char" draw:z-index="3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93"><draw:control text:anchor-type="as-char" draw:z-index="14" draw:name="Vorm 7" draw:style-name="gr1" draw:text-style-name="P94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47"><text:span text:style-name="Strong_20_Emphasis"><text:span text:style-name="T5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77"><text:span text:style-name="Strong_20_Emphasis"><text:span text:style-name="T84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62">Super</text:span></text:span><text:span text:style-name="Strong_20_Emphasis"><text:span text:style-name="T59">-toets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9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88">Selecteer</text:span></text:span><text:span text:style-name="Strong_20_Emphasis"><text:span text:style-name="T56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6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3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10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B1" office:value-type="string">
            <text:p text:style-name="P57"><text:span text:style-name="Strong_20_Emphasis"><text:span text:style-name="T93"><draw:control text:anchor-type="as-char" draw:z-index="4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213">Start de computer op vanaf</text:span><text:span text:style-name="T213"><text:note text:id="ftn5" text:note-class="footnote"><text:note-citation>1</text:note-citation><text:note-body><text:p text:style-name="P81"><text:span text:style-name="T151">B</text:span><text:span text:style-name="T152">ootmenu/</text:span><text:span text:style-name="T151">S</text:span><text:span text:style-name="T152">etup</text:span><text:span text:style-name="T150"> via </text:span><text:span text:style-name="T148">é</text:span><text:span text:style-name="T149">é</text:span><text:span text:style-name="T151">n van de </text:span><text:span text:style-name="Definition"><text:span text:style-name="T153">Veelgebruikte toetsen: </text:span></text:span><text:span text:style-name="Definition"><text:span text:style-name="T154"><text:s/></text:span></text:span><text:span text:style-name="User_20_Entry"><text:span text:style-name="T164">Esc</text:span></text:span><text:span text:style-name="User_20_Entry"><text:span text:style-name="T157">,</text:span></text:span><text:span text:style-name="Definition"><text:span text:style-name="T154"> </text:span></text:span><text:span text:style-name="User_20_Entry"><text:span text:style-name="T164">Delete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1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2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9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10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11</text:span></text:span><text:span text:style-name="User_20_Entry"><text:span text:style-name="T158">,</text:span></text:span><text:span text:style-name="Definition"><text:span text:style-name="T154"> </text:span></text:span><text:span text:style-name="Definition"><text:span text:style-name="T155">o</text:span></text:span><text:span text:style-name="Definition"><text:span text:style-name="T156">f</text:span></text:span><text:span text:style-name="Definition"><text:span text:style-name="T154"> </text:span></text:span><text:span text:style-name="User_20_Entry"><text:span text:style-name="T164">F12</text:span></text:span><text:span text:style-name="User_20_Entry"><text:span text:style-name="T158">.</text:span></text:span></text:p></text:note-body></text:note></text:span><text:span text:style-name="T213"> </text:span><text:span text:style-name="T217">een </text:span><text:span text:style-name="Strong_20_Emphasis"><text:span text:style-name="T190"><text:user-field-get text:name="Distro">Ubuntu</text:user-field-get></text:span></text:span><text:span text:style-name="T212"><text:s/></text:span><text:span text:style-name="T191"><text:user-field-get text:name="Version">24.04</text:user-field-get></text:span><text:span text:style-name="T191"><text:s/>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Strong_20_Emphasis"><text:span text:style-name="T120">L</text:span></text:span><text:span text:style-name="T121">ive</text:span><text:span text:style-name="T121"><text:note text:id="ftn6" text:note-class="footnote"><text:note-citation>2</text:note-citation><text:note-body><text:p text:style-name="P69"><text:span text:style-name="T281">Vanaf ee</text:span>n <text:span text:style-name="T310">L</text:span>ive <text:span text:style-name="T309">USB</text:span><text:span text:style-name="T284">-stick</text:span><text:span text:style-name="T21"> </text:span>kunt <text:span text:style-name="T281">u opstarten en</text:span> <text:span text:style-name="T17">met </text:span><text:span text:style-name="Strong_20_Emphasis"><text:span text:style-name="T221"><text:user-field-get text:name="Distro">Ubuntu</text:user-field-get></text:span></text:span><text:span text:style-name="Strong_20_Emphasis"><text:span text:style-name="T221"><text:s/></text:span></text:span>werken zonder enige bestanden op de harde schijf te wijzigen en maakt ook installatie van <text:span text:style-name="Strong_20_Emphasis"><text:span text:style-name="T221"><text:user-field-get text:name="Distro">Ubuntu</text:user-field-get></text:span></text:span><text:span text:style-name="Strong_20_Emphasis"><text:span text:style-name="T221"><text:s/></text:span></text:span>mogelijk.</text:p></text:note-body></text:note></text:span><text:span text:style-name="T121"> </text:span><text:span text:style-name="T124">USB</text:span><text:span text:style-name="T122">-stick</text:span><text:span text:style-name="T122"><text:note text:id="ftn7" text:note-class="footnote"><text:note-citation>3</text:note-citation><text:note-body><text:p text:style-name="P83"><text:span text:style-name="Strong_20_Emphasis"><text:span text:style-name="T136">Maak een opstartbare USB-stick</text:span></text:span><text:span text:style-name="Strong_20_Emphasis"><text:span text:style-name="T132">:<text:line-break/></text:span></text:span><text:span text:style-name="Strong_20_Emphasis"><text:span text:style-name="T127">Download </text:span></text:span><text:span text:style-name="Strong_20_Emphasis"><text:span text:style-name="T128">een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8"><text:user-field-get text:name="Edition">Desktop</text:user-field-get></text:span></text:span><text:span text:style-name="Strong_20_Emphasis"><text:span text:style-name="T138"><text:s/></text:span></text:span><text:span text:style-name="Strong_20_Emphasis"><text:span text:style-name="T138"><text:user-field-get text:name="Version">24.04</text:user-field-get></text:span></text:span><text:span text:style-name="Strong_20_Emphasis"><text:span text:style-name="T138"><text:s/></text:span></text:span><text:span text:style-name="Strong_20_Emphasis"><text:span text:style-name="T140">LTS </text:span></text:span><text:span text:style-name="Strong_20_Emphasis"><text:span text:style-name="T133">CD</text:span></text:span><text:span text:style-name="Strong_20_Emphasis"><text:span text:style-name="T135">-beeldbestand</text:span></text:span><text:span text:style-name="Strong_20_Emphasis"><text:span text:style-name="T129"> </text:span></text:span><text:span text:style-name="Strong_20_Emphasis"><text:span text:style-name="T130">(.iso) </text:span></text:span><text:span text:style-name="Strong_20_Emphasis"><text:span text:style-name="T129">vanaf </text:span></text:span><text:a xlink:type="simple" xlink:href="https://ubuntu.com/download" text:style-name="Internet_20_link" text:visited-style-name="Visited_20_Internet_20_Link"><text:span text:style-name="Strong_20_Emphasis"><text:span text:style-name="T283">ubuntu.com/download</text:span></text:span></text:a><text:span text:style-name="Strong_20_Emphasis"><text:span text:style-name="T129">.</text:span></text:span><text:span text:style-name="Strong_20_Emphasis"><text:span text:style-name="T131"><text:line-break/>De </text:span></text:span><text:span text:style-name="Strong_20_Emphasis"><text:span text:style-name="T134">ver</text:span></text:span><text:span text:style-name="Strong_20_Emphasis"><text:span text:style-name="T131">volgstappen staan beschreven in </text:span></text:span><text:span text:style-name="Strong_20_Emphasis"><text:span text:style-name="T139">Linux informatie</text:span></text:span><text:span text:style-name="Strong_20_Emphasis"><text:span text:style-name="T131">, te vinden op </text:span>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131">, onder </text:span></text:span><text:span text:style-name="Strong_20_Emphasis"><text:span text:style-name="T139">Linux</text:span></text:span><text:span text:style-name="Strong_20_Emphasis"><text:span text:style-name="T131">.</text:span>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8">Selecteer</text:span></text:span><text:span text:style-name="Strong_20_Emphasis"><text:span text:style-name="T47"> </text:span></text:span><text:span text:style-name="Strong_20_Emphasis"><text:span text:style-name="T105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125"><draw:control text:anchor-type="as-char" draw:z-index="12" draw:name="Vorm 6" draw:style-name="gr1" draw:text-style-name="P94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7"><text:span text:style-name="T214">Kies</text:span><text:span text:style-name="T215"> </text:span><text:span text:style-name="T218">Nederlands</text:span><text:span text:style-name="T215"> en klik</text:span><text:span text:style-name="T216"> </text:span><text:span text:style-name="T215">op</text:span><text:span text:style-name="T214"> </text:span><text:span text:style-name="T211">Next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0"><draw:control text:anchor-type="as-char" draw:z-index="11" draw:name="Vorm 1" draw:style-name="gr1" draw:text-style-name="P9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38">Bij</text:span><text:span text:style-name="T231"> </text:span><text:span text:style-name="Strong_20_Emphasis"><text:span text:style-name="T239">Create your account</text:span></text:span><text:span text:style-name="T231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0"><text:span text:style-name="T237">V</text:span><text:span text:style-name="T232">ul </text:span><text:span text:style-name="T233">in </text:span><text:span text:style-name="Strong_20_Emphasis"><text:span text:style-name="T239">Your</text:span></text:span><text:span text:style-name="Strong_20_Emphasis"><text:span text:style-name="T234"> n</text:span></text:span><text:span text:style-name="Strong_20_Emphasis"><text:span text:style-name="T235">am</text:span></text:span><text:span text:style-name="Strong_20_Emphasis"><text:span text:style-name="T239">e</text:span></text:span><text:span text:style-name="Strong_20_Emphasis"><text:span text:style-name="T224"> </text:span></text:span><text:span text:style-name="Definition"><text:span text:style-name="T4">gebruiker</text:span></text:span><text:span text:style-name="Strong_20_Emphasis"><text:span text:style-name="T225">, <text:line-break/></text:span></text:span><text:span text:style-name="Strong_20_Emphasis"><text:span text:style-name="T239">You</text:span></text:span><text:span text:style-name="Strong_20_Emphasis"><text:span text:style-name="T243">r</text:span></text:span><text:span text:style-name="Strong_20_Emphasis"><text:span text:style-name="T234"> </text:span></text:span><text:span text:style-name="Strong_20_Emphasis"><text:span text:style-name="T236">computer</text:span></text:span><text:span text:style-name="Strong_20_Emphasis"><text:span text:style-name="T242">'s </text:span></text:span><text:span text:style-name="Strong_20_Emphasis"><text:span text:style-name="T241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4">,<text:line-break/></text:span></text:span><text:span text:style-name="Strong_20_Emphasis"><text:span text:style-name="T240">Your username</text:span></text:span><text:span text:style-name="Strong_20_Emphasis"><text:span text:style-name="T224"> </text:span></text:span><text:span text:style-name="Definition"><text:span text:style-name="T4">gebruikersnaam</text:span></text:span><text:span text:style-name="Strong_20_Emphasis"><text:span text:style-name="T224">, </text:span></text:span><text:span text:style-name="Strong_20_Emphasis"><text:span text:style-name="T227">en</text:span></text:span><text:span text:style-name="Strong_20_Emphasis"><text:span text:style-name="T224"><text:line-break/></text:span></text:span><text:span text:style-name="Strong_20_Emphasis"><text:span text:style-name="T226">g</text:span></text:span><text:span text:style-name="Strong_20_Emphasis"><text:span text:style-name="T223">eef tweemaal een </text:span></text:span><text:span text:style-name="Strong_20_Emphasis"><text:span text:style-name="T230">wachtwoord</text:span></text:span><text:span text:style-name="Strong_20_Emphasis"><text:span text:style-name="T223">.</text:span></text:span></text:p>
          </table:table-cell>
        </table:table-row>
      </table:table>
      <text:p text:style-name="P41"><text:span text:style-name="Strong_20_Emphasis"><text:span text:style-name="T95"/></text:span></text:p>
      <text:list text:continue-numbering="true" text:style-name="L1">
        <text:list-item>
          <text:p text:style-name="P86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42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93"><draw:control text:anchor-type="as-char" draw:z-index="5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6"><text:span text:style-name="Strong_20_Emphasis"><text:span text:style-name="T96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92"><draw:control text:anchor-type="as-char" draw:z-index="17" draw:name="Vorm13_1" draw:style-name="gr1" draw:text-style-name="P94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93"><draw:control text:anchor-type="as-char" draw:z-index="7" draw:name="Vorm4_1" draw:style-name="gr1" draw:text-style-name="P94" svg:width="0.35cm" svg:height="0.35cm" draw:control="control6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50">Installeer </text:span></text:span><text:span text:style-name="Strong_20_Emphasis"><text:span text:style-name="T89">Debian-</text:span></text:span><text:span text:style-name="Strong_20_Emphasis"><text:span text:style-name="T82">pakket kz</text:span></text:span><text:span text:style-name="Strong_20_Emphasis"><text:span text:style-name="T82"><text:note text:id="ftn8" text:note-class="footnote"><text:note-citation>1</text:note-citation><text:note-body><text:p text:style-name="P72">Pakket kz bevat scripts voor het installeren en beheren van Debian en op Debian gebaseerde systemen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6" office:value-type="string">
            <text:p text:style-name="P80"><text:span text:style-name="Strong_20_Emphasis"><text:span text:style-name="T85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62">Super</text:span></text:span><text:span text:style-name="Strong_20_Emphasis"><text:span text:style-name="T70">-toets</text:span></text:span><text:span text:style-name="Strong_20_Emphasis"><text:span text:style-name="T43">1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78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68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1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93"><draw:control text:anchor-type="as-char" draw:z-index="6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7"><text:span text:style-name="Strong_20_Emphasis"><text:span text:style-name="T72">Rond de</text:span></text:span><text:span text:style-name="Strong_20_Emphasis"><text:span text:style-name="T73"> installatie </text:span></text:span><text:span text:style-name="Strong_20_Emphasis"><text:span text:style-name="T72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79"><text:span text:style-name="Strong_20_Emphasis"><text:span text:style-name="T85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2">Super</text:span></text:span><text:span text:style-name="Strong_20_Emphasis"><text:span text:style-name="T70">-toets</text:span></text:span><text:span text:style-name="Strong_20_Emphasis"><text:span text:style-name="T44">1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3 </text:span></text:span><text:span text:style-name="Strong_20_Emphasis"><text:span text:style-name="T97">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5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2"><text:span text:style-name="Strong_20_Emphasis"><text:span text:style-name="T46"><text:tab/></text:span></text:span></text:p>
      <text:p text:style-name="P43"><text:span text:style-name="Strong_20_Emphasis"><text:span text:style-name="T66"/></text:span></text:p>
      <text:p text:style-name="P44"><text:span text:style-name="Strong_20_Emphasis"><text:span text:style-name="T56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93"><draw:control text:anchor-type="as-char" draw:z-index="8" draw:name="Vorm40_0" draw:style-name="gr1" draw:text-style-name="P94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93"><draw:control text:anchor-type="as-char" draw:z-index="15" draw:name="Vorm40_ 1" draw:style-name="gr1" draw:text-style-name="P94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6"><text:note text:id="ftn9" text:note-class="footnote"><text:note-citation>1</text:note-citation><text:note-body><text:p text:style-name="P53"><text:span text:style-name="User_20_Entry"><text:span text:style-name="T159">E</text:span></text:span><text:span text:style-name="User_20_Entry"><text:span text:style-name="T161">ventuele extra </text:span></text:span><text:span text:style-name="Definition"><text:span text:style-name="T307">gebruiker</text:span></text:span><text:span text:style-name="User_20_Entry"><text:span text:style-name="T160">s</text:span></text:span><text:span text:style-name="User_20_Entry"><text:span text:style-name="T16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92"><draw:control text:anchor-type="as-char" draw:z-index="18" draw:name="Vorm13_ 1" draw:style-name="gr1" draw:text-style-name="P94" svg:width="0.35cm" svg:height="0.35cm" draw:control="control17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93"><draw:control text:anchor-type="as-char" draw:z-index="10" draw:name="Vorm40_2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93"><draw:control text:anchor-type="as-char" draw:z-index="16" draw:name="Vorm40_ 2" draw:style-name="gr1" draw:text-style-name="P94" svg:width="0.35cm" svg:height="0.35cm" draw:control="control15"/></text:span></text:span></text:p>
          </table:table-cell>
          <table:table-cell table:style-name="Tabel2.D5" office:value-type="string">
            <text:p text:style-name="P14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7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21"><text:span text:style-name="Strong_20_Emphasis"><text:span text:style-name="T86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2">Super</text:span></text:span><text:span text:style-name="Strong_20_Emphasis"><text:span text:style-name="T70">-toets</text:span></text:span><text:span text:style-name="Strong_20_Emphasis"><text:span text:style-name="T42"><text:note text:id="ftn10" text:note-class="footnote"><text:note-citation>2</text:note-citation><text:note-body><text:p text:style-name="P40"><text:span text:style-name="T179">De </text:span><text:span text:style-name="T222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20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4 <text:s/></text:span></text:span><text:span text:style-name="Strong_20_Emphasis"><text:span text:style-name="T10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8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3"><text:span text:style-name="Strong_20_Emphasis"><text:span text:style-name="T81"/></text:span></text:p>
      <text:p text:style-name="P38"/>
      <text:p text:style-name="P27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89"><text:user-field-get text:name="Distro">Ubuntu</text:user-field-get></text:span></text:span><text:span text:style-name="T177"><text:s/></text:span><text:span text:style-name="T178"><text:user-field-get text:name="Version">24.04</text:user-field-get></text:span><text:span text:style-name="T178"><text:s/>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175">is voltooid.</text:span></text:p>
      <text:p text:style-name="P7"/>
      <text:list text:style-name="L2">
        <text:list-header>
          <text:p text:style-name="P90"><text:span text:style-name="Emphasis"><text:span text:style-name="T30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3">.</text:span></text:span></text:p>
          <text:p text:style-name="P91"><text:span text:style-name="Emphasis"><text:span text:style-name="T303">C</text:span></text:span><text:span text:style-name="Emphasis"><text:span text:style-name="T304">C0</text:span></text:span><text:span text:style-name="Emphasis"><text:span text:style-name="T303"> 1.0 </text:span></text:span><text:span text:style-name="Emphasis"><text:span text:style-name="T305">Universeel</text:span></text:span><text:span text:style-name="Emphasis"><text:span text:style-name="T303"> </text:span></text:span><text:span text:style-name="Emphasis"><text:span text:style-name="T3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0"><text:s/></text:span></text:span><text:span text:style-name="Emphasis"><text:span text:style-name="T3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7T08:37:30.736123672">07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7:30.514679847</dc:date>
    <meta:keyword>Installatie</meta:keyword>
    <meta:keyword>Checklist</meta:keyword>
    <meta:keyword>Linux</meta:keyword>
    <meta:editing-cycles>6878</meta:editing-cycles>
    <meta:editing-duration>P12DT6H38M25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3" meta:word-count="529" meta:character-count="3734" meta:non-whitespace-character-count="3233"/>
    <meta:user-defined meta:name="Info 1"/>
    <meta:user-defined meta:name="Info 2"/>
    <meta:user-defined meta:name="Info 3"/>
    <meta:user-defined meta:name="Info 4"/>
  </office:meta>
</office:document-meta>
</file>